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666600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/>
    </style:style>
    <style:style style:name="P9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/>
    </style:style>
    <style:style style:name="T9" style:family="text">
      <style:text-properties fo:font-weight="normal"/>
    </style:style>
    <style:style style:name="T10" style:family="text">
      <style:text-properties style:font-size-asian="10pt"/>
    </style:style>
    <style:style style:name="T11" style:family="text">
      <style:text-properties style:font-weight-asian="normal"/>
    </style:style>
    <style:style style:name="T12" style:family="text">
      <style:text-properties style:font-size-complex="10pt"/>
    </style:style>
    <style:style style:name="T13" style:family="text">
      <style:text-properties style:font-weight-complex="normal"/>
    </style:style>
    <style:style style:name="T14" style:family="text">
      <style:text-properties fo:color="#666600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</text:p>
      <text:list xml:id="list36553612" text:style-name="L1">
        <text:list-item>
          <text:p text:style-name="P5">Settings [name:Settings]</text:p>
          <text:list>
            <text:list-item>
              <text:p text:style-name="P5">Defaults</text:p>
              <text:list>
                <text:list-item>
                  <text:p text:style-name="P5">Get-Today-Date is the system date from a database function or stored procedure</text:p>
                </text:list-item>
              </text:list>
            </text:list-item>
            <text:list-item>
              <text:p text:style-name="P5">Feature thoughts</text:p>
              <text:list>
                <text:list-item>
                  <text:p text:style-name="P5">Data to PDF format data from db using template and export to PDF.</text:p>
                </text:list-item>
              </text:list>
            </text:list-item>
            <text:list-item>
              <text:p text:style-name="P5">Functional and Non Functional Requirements</text:p>
              <text:list>
                <text:list-item>
                  <text:p text:style-name="P5">Functional and non-functional requirements have two functions. 1) they name and describe the requirement and 2) they reference the requirement.</text:p>
                </text:list-item>
                <text:list-item>
                  <text:p text:style-name="P5">The name and description are universal they apply to that named requirement everywhere.</text:p>
                </text:list-item>
                <text:list-item>
                  <text:p text:style-name="P5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5">Interfaces</text:p>
              <text:list>
                <text:list-item>
                  <text:p text:style-name="P5">user</text:p>
                </text:list-item>
                <text:list-item>
                  <text:p text:style-name="P5">software</text:p>
                </text:list-item>
                <text:list-item>
                  <text:p text:style-name="P5">hardware</text:p>
                </text:list-item>
              </text:list>
            </text:list-item>
            <text:list-item>
              <text:p text:style-name="P5">Rights [required: required or xsl scripts will not run]</text:p>
              <text:list>
                <text:list-item>
                  <text:p text:style-name="P5">create</text:p>
                </text:list-item>
                <text:list-item>
                  <text:p text:style-name="P5">read [definition: read from internal storage and display as text]</text:p>
                </text:list-item>
                <text:list-item>
                  <text:p text:style-name="P5">update</text:p>
                </text:list-item>
                <text:list-item>
                  <text:p text:style-name="P5">delete</text:p>
                </text:list-item>
                <text:list-item>
                  <text:p text:style-name="P5">deactivate</text:p>
                </text:list-item>
              </text:list>
            </text:list-item>
            <text:list-item>
              <text:p text:style-name="P5">ShowOn-Types</text:p>
              <text:list>
                <text:list-item>
                  <text:p text:style-name="P5">create</text:p>
                </text:list-item>
                <text:list-item>
                  <text:p text:style-name="P5">read</text:p>
                </text:list-item>
                <text:list-item>
                  <text:p text:style-name="P5">update</text:p>
                </text:list-item>
                <text:list-item>
                  <text:p text:style-name="P5">delete</text:p>
                </text:list-item>
              </text:list>
            </text:list-item>
            <text:list-item>
              <text:p text:style-name="P5">Data</text:p>
              <text:list>
                <text:list-item>
                  <text:p text:style-name="P4"><text:span text:style-name="T2">table [name:</text:span><text:span text:style-name="T6">NRN_Activity_Summary</text:span><text:span text:style-name="T2">]</text:span></text:p>
                  <text:list>
                    <text:list-item>
                      <text:p text:style-name="P4"><text:span text:style-name="T2">record [role:(public)(registrant)(</text:span><text:span text:style-name="T3">NRN)(editor)</text:span><text:span text:style-name="T2">][act_aip_name:The house on the corner] [act_invites:3] [act_comments:5] [act_replies:10] <text:s/>[act_changes:150] [act_type:National-Register] [act_owner:</text:span><text:a xlink:type="simple" xlink:href="mailto:smi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2">record [role:(public)(registrant)(NRN)(proxy-editor)][act_aip_name:The house on the corner] [act_invites:3] [act_comments:5] [act_replies:10] <text:s/>[act_changes:150] <text:s/>[act_type:National-Register][act_owner:</text:span><text:a xlink:type="simple" xlink:href="mailto:smi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2">record [role:(public)(registrant)(NRN)(help-desk)][act_aip_name:The house on the corner] [act_invites:3] [act_comments:5] [act_replies:10] <text:s/>[act_changes:150] [act_type:National-Register] [act_owner:</text:span><text:a xlink:type="simple" xlink:href="mailto:smi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2">record [role:(public)(registrant)(ER)(editor)][act_aip_name:Blue Bus] [act_invites:1] [act_comments:3] [act_replies:10] <text:s/>[act_changes:50] [act_type:Environmental-Review] [act_owner:smythj</text:span><text:a xlink:type="simple" xlink:href="mailto:smithj@yahoo.com"><text:span text:style-name="T2">@yahoo.com</text:span></text:a><text:span text:style-name="T2">]</text:span></text:p>
                    </text:list-item>
                    <text:list-item>
                      <text:p text:style-name="P4"><text:span text:style-name="T2">record [role:(public)(registrant)(ER)(proxy-editor)][act_aip_name:Blue Bus] [act_invites:1] [act_comments:3] [act_replies:10] <text:s/>[act_changes:50] <text:s/>[act_type:Environmental-Review]][act_owner:smythj</text:span><text:a xlink:type="simple" xlink:href="mailto:smithj@yahoo.com"><text:span text:style-name="T2">@yahoo.com</text:span></text:a><text:span text:style-name="T2">]</text:span></text:p>
                    </text:list-item>
                    <text:list-item>
                      <text:p text:style-name="P4"><text:span text:style-name="T2">record [role:(public)(registrant)(ER)(help-desk)][act_aip_name:The house on the corner] [act_invites:1] [act_comments:3] [act_replies:10] <text:s/>[act_changes:50] [act_type:Environmental-Review]] [act_owner:</text:span><text:a xlink:type="simple" xlink:href="mailto:smithj@yahoo.com"><text:span text:style-name="T2">smythj@yahoo.com</text:span></text:a><text:span text:style-name="T2">]</text:span></text:p>
                    </text:list-item>
                  </text:list>
                </text:list-item>
                <text:list-item>
                  <text:p text:style-name="P5">table [name:NRN_Upcoming_Dead_Line]</text:p>
                  <text:list>
                    <text:list-item>
                      <text:p text:style-name="P4"><text:span text:style-name="T2">record [role:(public)(registrant)(NRN)(editor)][dl_aip_name:The house on the corner] [dl_days:12] [dl_type:Nationall-Register][dl_date:10/23/2011] [dl_rn_owner:</text:span><text:a xlink:type="simple" xlink:href="mailto:smithj@yahoo.com"><text:span text:style-name="T2">smythj@yahoo.com</text:span></text:a><text:span text:style-name="T2">] </text:span></text:p>
                    </text:list-item>
                    <text:list-item>
                      <text:p text:style-name="P4"><text:span text:style-name="T2">record [role:(public)(registrant)(NRN)(proxy-editor)][dl_aip_name:The house on the corner] [dl_days:12] [dl_date:10/23/2011] [dl_type:Nationall-Register][dl_rn_owner: </text:span><text:a xlink:type="simple" xlink:href="mailto:smi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2">record [role:(public)(registrant)(NRN)(help-desk)][dl_aip_name:The house on the corner] [dl_days:12] [dl_date:10/23/2011] [dl_type:Nationall-Register][dl_rn_owner: </text:span><text:a xlink:type="simple" xlink:href="mailto:smi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2">record [role:(public)(registrant)(ER)(editor)][dl_aip_name:Blue Bus] [dl_days:30] [dl_date:12/23/2011] [dl_type:Environmental-Review][dl_rn_owner:smythj</text:span><text:a xlink:type="simple" xlink:href="mailto:smithj@yahoo.com"><text:span text:style-name="T2">@yahoo.com</text:span></text:a><text:span text:style-name="T2">] </text:span></text:p>
                    </text:list-item>
                    <text:list-item>
                      <text:p text:style-name="P4"><text:span text:style-name="T2">record [role:(public)(registrant)(ER)(proxy-editor)][dl_aip_name:Blue Bus] [dl_days:30] [dl_date:12/23/2011] [dl_type:Environmental-Review][dl_rn_owner: smythj</text:span><text:a xlink:type="simple" xlink:href="mailto:smithj@yahoo.com"><text:span text:style-name="T2">@yahoo.com</text:span></text:a><text:span text:style-name="T2">]</text:span></text:p>
                    </text:list-item>
                    <text:list-item>
                      <text:p text:style-name="P5">record [role:(public)(registrant)(ER)(help-desk)][dl_aip_name:Blue Bus] [dl_days:30] [dl_date:12/23/2011] [dl_type:Environmental-Review][dl_rn_owner: smythj@yahoo.com]</text:p>
                    </text:list-item>
                  </text:list>
                </text:list-item>
                <text:list-item>
                  <text:p text:style-name="P4"><text:span text:style-name="T2">table [name:</text:span><text:span text:style-name="T6">Applications_In_Progress</text:span><text:span text:style-name="T2">]</text:span></text:p>
                  <text:list>
                    <text:list-item>
                      <text:p text:style-name="P4"><text:span text:style-name="T2">record [role:(public)(registrant)(NRN)(editor)][aip_name:The house on the corner] [aip_type:</text:span><text:span text:style-name="T5">National-Register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public)(registrant)(NRN)(proxy-editor)][aip_name:The house on the corner] [aip_type:</text:span><text:span text:style-name="T5">National-Register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gov)(registrant)(NRN)(reviewer)][aip_name:The house on the corner] [aip_type:</text:span><text:span text:style-name="T5">National-Register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public)(registrant)(NRN)(help-desk)][aip_name:Blue Bus] [aip_type:</text:span><text:span text:style-name="T5">National-Register]</text:span><text:span text:style-name="T2"> [aip_owner:smythj@yahoo.com] [aip_insertdate:10/03/2011] </text:span></text:p>
                    </text:list-item>
                    <text:list-item>
                      <text:p text:style-name="P4"><text:span text:style-name="T2">record [role:(gov)(registrant)(NRN)(approver)][aip_name:Blue Bus] [aip_type:</text:span><text:span text:style-name="T5">National-Register]</text:span><text:span text:style-name="T2"> [aip_owner:smythj@yahoo.com] [aip_insertdate:10/03/2011] </text:span></text:p>
                    </text:list-item>
                    <text:list-item>
                      <text:p text:style-name="P4"><text:span text:style-name="T2">record [role:(public)(registrant)(ER)(editor)][aip_name:Blue Bus] [aip_type:</text:span><text:span text:style-name="T5">Environmental-Review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public)(registrant)(ER)(proxy-editor)][aip_name:Blue Bus] [aip_type:</text:span><text:span text:style-name="T5">Environmental-Review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gov)(registrant)(ER)(reviewer)][aip_name:Blue Bus] [aip_type:</text:span><text:span text:style-name="T5">Environmental-Review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public)(registrant)(ER)(help-desk)][aip_name:Blue Bus] [aip_type:</text:span><text:span text:style-name="T5">Environmental-Review</text:span><text:span text:style-name="T2">] [aip_owner:smythj@yahoo.com] [aip_insertdate:10/03/2011] </text:span></text:p>
                    </text:list-item>
                    <text:list-item>
                      <text:p text:style-name="P4"><text:span text:style-name="T2">record [role:(gov)(registrant)(ER)(approver)][aip_name:Blue Bus] [aip_type:</text:span><text:span text:style-name="T5">Environmental-Review</text:span><text:span text:style-name="T2">] [aip_owner:smythj@yahoo.com] [aip_insertdate:10/03/2011] </text:span></text:p>
                    </text:list-item>
                  </text:list>
                </text:list-item>
                <text:list-item>
                  <text:p text:style-name="P4"><text:span text:style-name="T2">table [name:</text:span><text:span text:style-name="T6">Registrants</text:span><text:span text:style-name="T2">]</text:span></text:p>
                  <text:list>
                    <text:list-item>
                      <text:p text:style-name="P4"><text:span text:style-name="T2">record [role:(public)(registrant)] [rn_name:James Tiberius Smyth II] [rn_email:smythj@yahoo.com] [rn_password:********] [rn_type:(public)(registrant)] [rn_insertdate:10/01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4"><text:span text:style-name="T5">record [role:(public)(registrant)(NRN)(editor)] [rn_name:James Tiberius Smyth II] [rn_email:smythj@yahoo.com] [rn_password:********] [rn_type:(public)(registrant)] [rn_insertdate:10/03/2011] </text:span></text:p>
                    </text:list-item>
                    <text:list-item>
                      <text:p text:style-name="P4"><text:span text:style-name="T5">record [role:(public)(registrant)(NRN)(proxy-editor)] [rn_name: Sirocco Quinton Jones] [rn_email:jonesc@google.com] [rn_password:********] [rn_type:(public)(registrant)] [rn_insertdate:10/04/2011] </text:span></text:p>
                    </text:list-item>
                    <text:list-item>
                      <text:p text:style-name="P4"><text:span text:style-name="T14">record [role:(gov)(registrant)(NRN)(reviewer)] [rn_name:Ted G] [rn_email:tg@michigan.gov] [rn_password:********] [rn_type:(public)(registant)(NRN)(reviewer)] [rn_insertdate:01/03/2011] </text:span></text:p>
                    </text:list-item>
                    <text:list-item>
                      <text:p text:style-name="P4"><text:span text:style-name="T14">record [role:(gov)(registrant)(NRN)(approver)] [rn_name: Sally R] [rn_email:sr@michignan.gov] [rn_password:********] [rn_type:(public)(registant)(NRN)(approver)] [rn_insertdate:01/30/2011] </text:span></text:p>
                    </text:list-item>
                    <text:list-item>
                      <text:p text:style-name="P4"><text:span text:style-name="T14">record [role:(gov)(registrant)(NRN)(manager)] [rn_name: Roger D] [rn_email:rd@michignan.gov] [rn_password:********] [rn_type:(public)(registant)(NRN)(manager)] [rn_insertdate:01/30/2011] </text:span></text:p>
                    </text:list-item>
                    <text:list-item>
                      <text:p text:style-name="P4"><text:span text:style-name="T14">record [role:(public)(registrant)(NRN)(help-desk)] [rn_name: Tom Trainer] [rn_email:tt@michignan.gov] [rn_password:********] [rn_type:(public)(registant)(NRN)(registrant)] [rn_insertdate:01/30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6">record [role:(gov)(registrant)] [rn_name: Mr Biggles] [rn_email:mrbiggles@michigan.gov] [rn_password:********] [rn_type:(gov)(registrant)] [rn_insertdate:10/03/2011] </text:p>
                    </text:list-item>
                    <text:list-item>
                      <text:p text:style-name="P4"><text:span text:style-name="T2">record [role:(public)(registrant)(ER)(editor)] [rn_name:James Tiberius Smyth II] [rn_email:smythj@yahoo.com] [rn_password:********] [rn_type:</text:span><text:span text:style-name="T14">(public)(registant)</text:span><text:span text:style-name="T2">] [rn_insertdate:10/03/2011] </text:span></text:p>
                    </text:list-item>
                    <text:list-item>
                      <text:p text:style-name="P5">record [role:(public)(registrant)(ER)(proxy-editor)] [rn_name: Matilda Johnson] [rn_email:mj@yahoo.com] [rn_password:********] [rn_type:(registrant)] [rn_insertdate:10/04/2011] </text:p>
                    </text:list-item>
                    <text:list-item>
                      <text:p text:style-name="P6">record [role:(gov)(registrant)(ER)(reviewer)] [rn_name: Diane T] [rn_email:dt@michignan.gov] [rn_password:********] [rn_type:(gov)(registrant)] [rn_insertdate:01/30/2011] </text:p>
                    </text:list-item>
                    <text:list-item>
                      <text:p text:style-name="P6">record [role:(gov)(registrant)(ER)(approver)] [rn_name: Billy C] [rn_email:bc@michignan.gov] [rn_password:********] [rn_type:(gov)(registrant)] [rn_insertdate:01/30/2011] </text:p>
                    </text:list-item>
                    <text:list-item>
                      <text:p text:style-name="P6">record [role:(gov)(registrant)(ER)(manager)] [rn_name: Barney R] [rn_email:br@michignan.gov] [rn_password:********] [rn_type:(gov)(registrant)] [rn_insertdate:01/30/2011] </text:p>
                    </text:list-item>
                    <text:list-item>
                      <text:p text:style-name="P6">record [role:(public)(registrant)(ER)(help-desk)] [rn_name: Tom Trainer] [rn_email:tt@michignan.gov] [rn_password:********] [rn_type:(gov)(registrant)] [rn_insertdate:01/30/2011] </text:p>
                    </text:list-item>
                  </text:list>
                </text:list-item>
                <text:list-item>
                  <text:p text:style-name="P4"><text:span text:style-name="T2">table [name:</text:span><text:span text:style-name="T6">Telephones</text:span><text:span text:style-name="T2">]</text:span></text:p>
                  <text:list>
                    <text:list-item>
                      <text:p text:style-name="P4"><text:span text:style-name="T2">record [role:(public)(registrant)][ph_number:] [ph_type:] [ph_owner:] [ph_insertdate:] </text:span></text:p>
                    </text:list-item>
                    <text:list-item>
                      <text:p text:style-name="P5">record [role:(public)(registrant)(NRN)(editor)][ph_number:444.444.4444] [ph_type:mobile] [ph_owner:smythj@yahoo.com] [ph_insertdate:10/03/2011] </text:p>
                    </text:list-item>
                    <text:list-item>
                      <text:p text:style-name="P5">record [role:(gov)(registrant)(ER)(editor-proxy)][ph_number:444.444.3333] [ph_type:mobile] [ph_owner:jonesc@google.com] [ph_insertdate:10/04/2011] </text:p>
                    </text:list-item>
                    <text:list-item>
                      <text:p text:style-name="P5">record [role:(gov)(registrant)(NRN)(reviewer)][ph_number:222.444.3332] [ph_type:work] [ph_owner:tg@michigan.gov] [ph_insertdate:11/11/2011] </text:p>
                    </text:list-item>
                    <text:list-item>
                      <text:p text:style-name="P5">record [role:(gov)(registrant)(NRN)(manager)][ph_number:222.444.3333] [ph_type:work] [ph_owner:rd@michigan.gov] [ph_insertdate:11/11/2011] </text:p>
                    </text:list-item>
                    <text:list-item>
                      <text:p text:style-name="P5">record [role:(gov)(registrant)(NRN)(approver)][ph_number:222.444.3334] [ph_type:work] [ph_owner:sr@michigan.gov] [ph_insertdate:11/11/2011] </text:p>
                    </text:list-item>
                    <text:list-item>
                      <text:p text:style-name="P5">record [role:(public)(registrant)(NRN)(help-desk)][ph_number:222.444.3336] [ph_type:work] [ph_owner:tt@michigan.gov] [ph_insertdate:11/11/2011] 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)(registrant)][ph_number:] [ph_type:] [ph_owner:] [ph_insertdate:] </text:p>
                    </text:list-item>
                    <text:list-item>
                      <text:p text:style-name="P5">record [role:(public)(registrant)(ER)(editor)][ph_number:444.444.4444] [ph_type:mobile] [ph_owner:smythj@yahoo.com] [ph_insertdate:10/03/2011] </text:p>
                    </text:list-item>
                    <text:list-item>
                      <text:p text:style-name="P5">record [role:(public)(registrant)(ER)(proxy-editor)][ph_number:333.444.3333] [ph_type:mobile] [ph_owner:johnsonm@yahoo.com] [ph_insertdate:10/04/2011] </text:p>
                    </text:list-item>
                    <text:list-item>
                      <text:p text:style-name="P5">record [role:(gov)(registrant)(ER)(reviewer)][ph_number:222.444.3333] [ph_type:work] [ph_owner:dt@michigan.gov] [ph_insertdate:11/11/2011] </text:p>
                    </text:list-item>
                    <text:list-item>
                      <text:p text:style-name="P5">record [role:(gov)(registrant)(ER)(manager)][ph_number:222.444.3333] [ph_type:work] [ph_owner:rd@michigan.gov] [ph_insertdate:11/11/2011] </text:p>
                    </text:list-item>
                    <text:list-item>
                      <text:p text:style-name="P5">record [role:(gov)(registrant)(ER)(approver)][ph_number:222.444.3335] [ph_type:work] [ph_owner:bc@michigan.gov] [ph_insertdate:11/11/2011] </text:p>
                    </text:list-item>
                    <text:list-item>
                      <text:p text:style-name="P5">record [role:(public)(registrant)(ER)(help-desk)][ph_number:222.444.3336] [ph_type:work] [ph_owner:tt@michigan.gov] [ph_insertdate:11/11/2011] 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4"><text:span text:style-name="T2">table [name:</text:span><text:span text:style-name="T6">Mailing_Addresses</text:span><text:span text:style-name="T2">]</text:span></text:p>
                  <text:list>
                    <text:list-item>
                      <text:p text:style-name="P4"><text:span text:style-name="T2">record [role:(public)(registrant)] [ma_street:] [ma_municipality:] [ma_state:] [ma_postalcode:] [ma_owner:][ma_insertdate:] </text:span></text:p>
                    </text:list-item>
                    <text:list-item>
                      <text:p text:style-name="P5">record [role:(public)(registrant)(NRN)(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9">record [role:(public)(registrant)(NRN)(proxy-editor)] [ma_street:90 Main St] [ma_municipality:Lansing] [ma_state:MI] [ma_postalcode:48712] [ma_owner:jonesc@google.com][ma_insertdate:10/03/2011] </text:p>
                    </text:list-item>
                    <text:list-item>
                      <text:p text:style-name="P9">record [role:(gov)(registrant)(NRN)(review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gov)(registrant)(NRN)(approver)] [ma_street: 101 Allegen] [ma_municipality:Lansing] [ma_state:MI] [ma_postalcode:48912] [ma_owner:sr@michigan.gov][ma_insertdate:11/03/2011] </text:p>
                    </text:list-item>
                    <text:list-item>
                      <text:p text:style-name="P9">record [role:(gov)(registrant)(NRN)(manag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public)(registrant)(NRN)(help-desk)] [ma_street:101 Allegen] [ma_municipality:Lansing] [ma_state:MI] [ma_postalcode:48912] [ma_owner:tt@michigan.gov][ma_insertdate:11/13/2011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gov)(registrant)] [ma_street:] [ma_municipality:] [ma_state:] [ma_postalcode:] [ma_owner:][ma_insertdate:] </text:p>
                    </text:list-item>
                    <text:list-item>
                      <text:p text:style-name="P7">record [role:(public)(registrant)(ER)(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7">record [role:(public)(registrant)(ER)(proxy-editor)] [ma_street: 2512 Cedar St] [ma_municipality:Lansing] [ma_state:MI] [ma_postalcode:48712] [ma_owner:johnsonm@yahoo.com][ma_insertdate:10/03/2011] </text:p>
                    </text:list-item>
                    <text:list-item>
                      <text:p text:style-name="P4"><text:span text:style-name="T7">record [role:(gov)(registrant)(ER)(reviewer)] [ma_street: 101 Allegen] [ma_municipality:Lansing] [ma_state:MI] [ma_postalcode:48912] [ma_owner:</text:span><text:a xlink:type="simple" xlink:href="mailto:dt@michigan.gov">dt@michigan.gov</text:a><text:span text:style-name="T7">][ma_insertdate:11/03/2011] </text:span></text:p>
                    </text:list-item>
                    <text:list-item>
                      <text:p text:style-name="P9">record [role:(gov)(registrant)(ER)(approver)] [ma_street: 101 Allegen] [ma_municipality:Lansing] [ma_state:MI] [ma_postalcode:48912] [ma_owner:bc@michigan.gov][ma_insertdate:11/03/2011] </text:p>
                    </text:list-item>
                    <text:list-item>
                      <text:p text:style-name="P9">record [role:(gov)(registrant)(ER)(manager)] [ma_street: 101 Allegen] [ma_municipality:Lansing] [ma_state:MI] [ma_postalcode:48912] [ma_owner:rd@michigan.gov][ma_insertdate:11/03/2011] </text:p>
                    </text:list-item>
                    <text:list-item>
                      <text:p text:style-name="P9">record [role:(public)(registrant)(ER)(help-desk)] [ma_street:101 Allegen] [ma_municipality:Lansing] [ma_state:MI] [ma_postalcode:48912] [ma_owner:tt@michigan.gov][ma_insertdate:11/13/2011] 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7252518" text:continue-numbering="true" text:style-name="L1">
        <text:list-item>
          <text:list>
            <text:list-item>
              <text:list>
                <text:list-item>
                  <text:p text:style-name="P4"><text:span text:style-name="T2">table [name:</text:span><text:span text:style-name="T6">IndividualStatus</text:span><text:span text:style-name="T2">]</text:span></text:p>
                  <text:list>
                    <text:list-item>
                      <text:p text:style-name="P4"><text:span text:style-name="T2">record [role:(public)(registrant)] <text:s/>[exp_experience: ] [exp_expertise: ] [exp_status: ] [exp_insertdate: ] [exp_owner:]</text:span></text:p>
                    </text:list-item>
                    <text:list-item>
                      <text:p text:style-name="P5">record [role:(public)(registrant)(NRN)(editor)] <text:s/>[exp_experience: Novice] [exp_expertise:Novice] [exp_status:Novice] [exp_insertdate: 10/05/2011] [exp_owner:smythj@yahoo.com]</text:p>
                    </text:list-item>
                    <text:list-item>
                      <text:p text:style-name="P4"><text:span text:style-name="T2">record [role:(public)(registrant)(NRN)(proxy-editor)] <text:s/>[exp_experience: Successful Nomination] [exp_expertise:Related Training] [exp_status: Apprentice] [exp_insertdate: 10/04/2011][exp_owner:</text:span><text:a xlink:type="simple" xlink:href="mailto:jones@yahoo.com"><text:span text:style-name="T2">jones@yahoo.com</text:span></text:a><text:span text:style-name="T2">]</text:span></text:p>
                    </text:list-item>
                    <text:list-item>
                      <text:p text:style-name="P4"><text:span text:style-name="T2">record [role:(gov)(registrant)(NRN)(reviewer)] <text:s/>[exp_experience: Successful Project] [exp_expertise:Professional Training] [exp_status: Professional] [exp_insertdate: 11/14/2011] [exp_owner:tg</text:span><text:a xlink:type="simple" xlink:href="mailto:jones@yahoo.com"><text:span text:style-name="T2">@</text:span></text:a><text:span text:style-name="T2">michigan.gov]</text:span></text:p>
                    </text:list-item>
                    <text:list-item>
                      <text:p text:style-name="P4"><text:span text:style-name="T7">record [role:(gov)(registrant)(NRN)(approver) ] <text:s/>[exp_experience:Prtfolio of Projects ] [exp_expertise: Advanced Training] [exp_status: Advanced Professional] [exp_insertdate: 10/12/2011] [exp_owner:</text:span><text:a xlink:type="simple" xlink:href="mailto:sr@michigan.gov">sr@michigan.gov</text:a><text:span text:style-name="T7">]</text:span></text:p>
                    </text:list-item>
                    <text:list-item>
                      <text:p text:style-name="P9">record [role:(gov)(registrant)(NRN)(manager) ] <text:s/>[exp_experience:Portfolio of Projects ] [exp_expertise: Advanced Training] [exp_status: Advanced Professional] [exp_insertdate: 10/12/2011] [exp_owner:rd@michigan.gov]</text:p>
                    </text:list-item>
                    <text:list-item>
                      <text:p text:style-name="P4"><text:span text:style-name="T2">record [role:(public)(registrant)(NRN)(help-desk)] <text:s/>[exp_experience: </text:span><text:span text:style-name="T7">Portfolio of Projects </text:span><text:span text:style-name="T2">] [exp_expertise: </text:span><text:span text:style-name="T7">Advanced Training</text:span><text:span text:style-name="T2">] [exp_status: </text:span><text:span text:style-name="T7">Advanced Professional</text:span><text:span text:style-name="T2">] [exp_insertdate:11/14/2011 ] [exp_owner:tt@michigan.gov]</text:span>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)(registrant)] <text:s/>[exp_experience: ] [exp_expertise: ] [exp_status: ] [exp_insertdate: ] [exp_owner:]</text:p>
                    </text:list-item>
                    <text:list-item>
                      <text:p text:style-name="P4"><text:span text:style-name="T2">record [role:(public)(registrant)(ER)(editor)] <text:s/>[exp_experience: Novice] [exp_expertise:Novice] [exp_status:Novice] [exp_insertdate: 10/05/2011] [exp_owner:</text:span><text:a xlink:type="simple" xlink:href="mailto:smythj@yahoo.com"><text:span text:style-name="T2">smythj@yahoo.com</text:span></text:a><text:span text:style-name="T2">]</text:span></text:p>
                    </text:list-item>
                    <text:list-item>
                      <text:p text:style-name="P4"><text:span text:style-name="T7">record [role:(public)(registrant)(ER)(proxy-editor)] <text:s/>[exp_experience: Portfolio of Projects] [exp_expertise:Advanced Training] [exp_status: Advanced Professional] [exp_insertdate: 10/05/2011] [exp_owner:</text:span><text:a xlink:type="simple" xlink:href="mailto:johnsonm@yahoo.com">johnsonm@yahoo.com</text:a><text:span text:style-name="T7">]</text:span></text:p>
                    </text:list-item>
                    <text:list-item>
                      <text:p text:style-name="P9">record [role:(gov)(registrant)(ER)(reviewer)] <text:s/>[exp_experience: Portfolio of Projects] [exp_expertise: Advanced Training] [exp_status: Advanced Professional] [exp_insertdate: 10/06/2011] [exp_owner:dt@michigan.gov]</text:p>
                    </text:list-item>
                    <text:list-item>
                      <text:p text:style-name="P4"><text:span text:style-name="T7">record [role:(gov)(registrant)(ER)(approver)] <text:s/>[exp_experience: Portfolio of Projects] [exp_expertise: Advanced Training] [exp_status: Advanced Professional] [exp_insertdate: 10/06/2011] [exp_owner:</text:span><text:a xlink:type="simple" xlink:href="mailto:bc@michigan.gov">bc@michigan.gov</text:a><text:span text:style-name="T7">]</text:span></text:p>
                    </text:list-item>
                    <text:list-item>
                      <text:p text:style-name="P9">record [role:(gov)(registrant)(ER)(manager)] <text:s/>[exp_experience: Portfolio of Projects] [exp_expertise: Advanced Training] [exp_status: Advanced Professional] [exp_insertdate: 10/06/2011] [exp_owner:br@michigan.gov]</text:p>
                    </text:list-item>
                    <text:list-item>
                      <text:p text:style-name="P9">record [role:(public)(registrant)(ER)(help-desk)] <text:s/>[exp_experience: Portfolio of Projects ] [exp_expertise: Advanced Training] [exp_status: Advanced Professional] [exp_insertdate:11/14/2011 ] [exp_owner:tt@michigan.gov]</text:p>
                    </text:list-item>
                  </text:list>
                </text:list-item>
                <text:list-item>
                  <text:p text:style-name="P4"><text:span text:style-name="T2">table [name:</text:span><text:span text:style-name="T6">Comments</text:span><text:span text:style-name="T2">]</text:span></text:p>
                  <text:list>
                    <text:list-item>
                      <text:p text:style-name="P4"><text:span text:style-name="T2">record [role:(public)(registrant)] [cm_no:] [cm_threadno:] [cm_text: ] [cm_rnno:] [cm_pgno:] [cm_prno:] [cm_insertdate:] [cm_owner:]</text:span></text:p>
                    </text:list-item>
                    <text:list-item>
                      <text:p text:style-name="P5">record [role:(public)(registrant)(NRN)(editor)] [cm_no:] [cm_threadno:] [cm_text: you bet] [cm_rnno:] [cm_pgno:] [cm_prno:] [cm_insertdate:10/04/2011] [cm_owner:smythj@yahoo.com]</text:p>
                    </text:list-item>
                    <text:list-item>
                      <text:p text:style-name="P4"><text:span text:style-name="T2">record [role:(public)(registrant)(NRN)(proxy-editor)] [cm_no:] [cm_threadno:] [cm_text: needs paint] [cm_rnno:] [cm_pgno:] [cm_prno:] [cm_insertdate:10/05/2011] [cm_owner:</text:span><text:a xlink:type="simple" xlink:href="mailto:jones@yahoo.com"><text:span text:style-name="T2">jones@yahoo.com</text:span></text:a><text:span text:style-name="T2">]</text:span></text:p>
                    </text:list-item>
                    <text:list-item>
                      <text:p text:style-name="P4"><text:span text:style-name="T2">record [role:(gov)(registrant)(NRN)(reviewer)] [cm_no:] [cm_threadno:] [cm_text: needs and some soap] [cm_rnno:] [cm_pgno:] [cm_prno:] [cm_insertdate:10/05/2011] [cm_owner:</text:span><text:a xlink:type="simple" xlink:href="mailto:jones@yahoo.com"><text:span text:style-name="T2">jones@yahoo.com</text:span></text:a><text:span text:style-name="T2">]</text:span></text:p>
                    </text:list-item>
                    <text:list-item>
                      <text:p text:style-name="P4"><text:span text:style-name="T2">record [role:(gov)(registrant)(NRN)(approver)] [cm_no:] [cm_threadno:] [cm_text: go to go] [cm_rnno:] [cm_pgno:] [cm_prno:] [cm_insertdate:10/05/2011] [cm_owner:</text:span><text:a xlink:type="simple" xlink:href="mailto:tg@michigan.gov"><text:span text:style-name="T2">tg@michigan.gov</text:span></text:a><text:span text:style-name="T2">]</text:span></text:p>
                    </text:list-item>
                    <text:list-item>
                      <text:p text:style-name="P4"><text:span text:style-name="T2">record [role:(public)(registrant)(NRN)(help-desk)] [cm_no:] [cm_threadno:] [cm_text: go to go] [cm_rnno:] [cm_pgno:] [cm_prno:] [cm_insertdate:10/05/2011] [cm_owner:</text:span><text:a xlink:type="simple" xlink:href="mailto:tg@michigan.gov"><text:span text:style-name="T2">tg@michigan.gov</text:span></text:a><text:span text:style-name="T2">]</text:span>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)(registrant)] [cm_no:] [cm_threadno:] [cm_text: ] [cm_rnno:] [cm_pgno:] [cm_prno:] [cm_insertdate:] [cm_owner:]</text:p>
                    </text:list-item>
                    <text:list-item>
                      <text:p text:style-name="P5">record [role:(public)(registrant)(ER)(editor)] [cm_no:] [cm_threadno:] [cm_text: winter is cold] [cm_rnno:] [cm_pgno:] [cm_prno:] [cm_insertdate:10/04/2011] [cm_owner:smythj@yahoo.com]</text:p>
                    </text:list-item>
                    <text:list-item>
                      <text:p text:style-name="P4"><text:span text:style-name="T2">record [role:(public)(registrant)(ER)(proxy-editor)] [cm_no:] [cm_threadno:] [cm_text: this is it] [cm_rnno:] [cm_pgno:] [cm_prno:] [cm_insertdate:10/05/2011] [cm_owner:</text:span><text:a xlink:type="simple" xlink:href="mailto:jones@yahoo.com"><text:span text:style-name="T2">jones@yahoo.com</text:span></text:a><text:span text:style-name="T2">]</text:span></text:p>
                    </text:list-item>
                    <text:list-item>
                      <text:p text:style-name="P4"><text:span text:style-name="T2">record [role:(gov)(registrant)(ER)(reviewer)] [cm_no:] [cm_threadno:] [cm_text: this is it] [cm_rnno:] [cm_pgno:] [cm_prno:] [cm_insertdate:10/05/2011] [cm_owner:</text:span><text:a xlink:type="simple" xlink:href="mailto:jones@yahoo.com"><text:span text:style-name="T2">jones@yahoo.com</text:span></text:a><text:span text:style-name="T2">]</text:span></text:p>
                    </text:list-item>
                    <text:list-item>
                      <text:p text:style-name="P4"><text:span text:style-name="T2">record [role:(gov)(registrant)(ER)(approver)] [cm_no:] [cm_threadno:] [cm_text: do not wait do it] [cm_rnno:] [cm_pgno:] [cm_prno:] [cm_insertdate:10/05/2011] [cm_owner:</text:span><text:a xlink:type="simple" xlink:href="mailto:dt@michigan.gov"><text:span text:style-name="T2">dt@michigan.gov</text:span></text:a><text:span text:style-name="T2">]</text:span></text:p>
                    </text:list-item>
                    <text:list-item>
                      <text:p text:style-name="P4"><text:span text:style-name="T2">record [role:(public)(registrant)(ER)(help-desk)] [cm_no:] [cm_threadno:] [cm_text: do not wait do it] [cm_rnno:] [cm_pgno:] [cm_prno:] [cm_insertdate:10/05/2011] [cm_owner:dt</text:span><text:a xlink:type="simple" xlink:href="mailto:jones@yahoo.com"><text:span text:style-name="T2">@</text:span></text:a><text:span text:style-name="T2">michigan.gov]</text:span></text:p>
                    </text:list-item>
                  </text:list>
                </text:list-item>
                <text:list-item>
                  <text:p text:style-name="P5"><text:s text:c="2"/></text:p>
                </text:list-item>
              </text:list>
            </text:list-item>
            <text:list-item>
              <text:p text:style-name="P5">Sessions</text:p>
              <text:list>
                <text:list-item>
                  <text:p text:style-name="P5">(public)(registrant) [email:<text:a xlink:type="simple" xlink:href="mailto:smythj@yahoo.com">smythj@yahoo.com</text:a>]</text:p>
                </text:list-item>
                <text:list-item>
                  <text:p text:style-name="P5">(gov)(registrant) [email:mrbiggles<text:a xlink:type="simple" xlink:href="mailto:smithj@yahoo.com">@</text:a>michigan.gov]</text:p>
                </text:list-item>
                <text:list-item>
                  <text:p text:style-name="P4"><text:span text:style-name="T2">(public)(registrant)(NRN)(editor) [email:</text:span><text:a xlink:type="simple" xlink:href="mailto:smithj@yahoo.com"><text:span text:style-name="T2">smythj@yahoo.com</text:span></text:a><text:span text:style-name="T2">]</text:span></text:p>
                </text:list-item>
                <text:list-item>
                  <text:p text:style-name="P4"><text:span text:style-name="T2">(public)(registrant)(NRN)(editor-proxy) [email:</text:span><text:a xlink:type="simple" xlink:href="mailto:jonesc@google.com"><text:span text:style-name="T2">jonesc@google.com</text:span></text:a><text:span text:style-name="T2"> ]</text:span></text:p>
                </text:list-item>
                <text:list-item>
                  <text:p text:style-name="P4"><text:span text:style-name="T2">(gov)(registrant)(NRN)(reviewer)[email:tg@michigan.gov]</text:span></text:p>
                </text:list-item>
                <text:list-item>
                  <text:p text:style-name="P4"><text:span text:style-name="T2">(gov)(registrant)(NRN)(help-desk)[email:</text:span><text:a xlink:type="simple" xlink:href="mailto:tt@michigan.gov"><text:span text:style-name="T2">tt@michigan.gov</text:span></text:a><text:span text:style-name="T2">]</text:span></text:p>
                </text:list-item>
                <text:list-item>
                  <text:p text:style-name="P4"><text:span text:style-name="T2">(gov)(registrant)</text:span><text:span text:style-name="T2">(NRN)</text:span><text:span text:style-name="T2">(approver)[email:</text:span><text:a xlink:type="simple" xlink:href="mailto:sr@michigan.gov"><text:span text:style-name="T2">sr@michigan.gov</text:span></text:a><text:span text:style-name="T2">]</text:span></text:p>
                </text:list-item>
                <text:list-item>
                  <text:p text:style-name="P4"><text:span text:style-name="T2">(gov)(registrant)</text:span><text:span text:style-name="T2">(NRN)</text:span><text:span text:style-name="T2">(manager)[email:rd@michigan.gov]</text:span></text:p>
                </text:list-item>
                <text:list-item>
                  <text:p text:style-name="P4"><text:span text:style-name="T2">(public)(registrant)(NRN)(editor)[email:</text:span><text:a xlink:type="simple" xlink:href="mailto:smithj@yahoo.com"><text:span text:style-name="T2">smythj@yahoo.com</text:span></text:a><text:span text:style-name="T2">]</text:span></text:p>
                </text:list-item>
                <text:list-item>
                  <text:p text:style-name="P4"><text:span text:style-name="T2">(public)(registrant)(ER)(editor-proxy)[email:</text:span><text:a xlink:type="simple" xlink:href="mailto:johnsonm@yahoo.com"><text:span text:style-name="T2">johnsonm@yahoo.com</text:span></text:a><text:span text:style-name="T2">]</text:span></text:p>
                </text:list-item>
                <text:list-item>
                  <text:p text:style-name="P4"><text:span text:style-name="T2">(gov)(registrant)(ER)(reviewer)[email:</text:span><text:a xlink:type="simple" xlink:href="mailto:dt@michigan.gov"><text:span text:style-name="T2">dt@michigan.gov</text:span></text:a><text:span text:style-name="T2">]</text:span></text:p>
                </text:list-item>
                <text:list-item>
                  <text:p text:style-name="P4"><text:span text:style-name="T2">(gov)(registrant)(ER)(gov)(registrant)(ER)(approver)[email:</text:span><text:a xlink:type="simple" xlink:href="mailto:bc@michigan.gov"><text:span text:style-name="T2">bc@michigan.gov</text:span></text:a><text:span text:style-name="T2">]</text:span></text:p>
                </text:list-item>
                <text:list-item>
                  <text:p text:style-name="P4"><text:span text:style-name="T2">(gov)(registrant)(ER)(manager)[email:rd@michigan.gov]</text:span></text:p>
                </text:list-item>
                <text:list-item>
                  <text:p text:style-name="P4"><text:span text:style-name="T2">(gov)(registrant)(ER)(help-desk)[email:</text:span><text:a xlink:type="simple" xlink:href="mailto:tt@michigan.gov"><text:span text:style-name="T2">tt@michigan.gov</text:span></text:a><text:span text:style-name="T2">]</text:span></text:p>
                </text:list-item>
              </text:list>
            </text:list-item>
            <text:list-item>
              <text:p text:style-name="P5">Old-Sessions</text:p>
              <text:list>
                <text:list-item>
                  <text:p text:style-name="P5">(registrant) [email:<text:a xlink:type="simple" xlink:href="mailto:smythj@yahoo.com">smythj@yahoo.com</text:a>]</text:p>
                </text:list-item>
                <text:list-item>
                  <text:p text:style-name="P5">(gov-registrant) [email:mrbiggles<text:a xlink:type="simple" xlink:href="mailto:smithj@yahoo.com">@</text:a>michigan.gov]</text:p>
                </text:list-item>
                <text:list-item>
                  <text:p text:style-name="P4"><text:span text:style-name="T2">(nrn-editor) [email:</text:span><text:a xlink:type="simple" xlink:href="mailto:smithj@yahoo.com"><text:span text:style-name="T2">smythj@yahoo.com</text:span></text:a><text:span text:style-name="T2">]</text:span></text:p>
                </text:list-item>
                <text:list-item>
                  <text:p text:style-name="P4"><text:span text:style-name="T2">(nrn-editor-proxy) [email:</text:span><text:a xlink:type="simple" xlink:href="mailto:jonesc@google.com"><text:span text:style-name="T2">jonesc@google.com</text:span></text:a><text:span text:style-name="T2"> ]</text:span></text:p>
                </text:list-item>
                <text:list-item>
                  <text:p text:style-name="P5">(nrn-reviewer)[email:tg@michigan.gov]</text:p>
                </text:list-item>
                <text:list-item>
                  <text:p text:style-name="P4"><text:span text:style-name="T2">(nrn-help-desk)[email:</text:span><text:a xlink:type="simple" xlink:href="mailto:tt@michigan.gov"><text:span text:style-name="T2">tt@michigan.gov</text:span></text:a><text:span text:style-name="T2">]</text:span></text:p>
                </text:list-item>
                <text:list-item>
                  <text:p text:style-name="P5">(nrn-approver)[email:<text:a xlink:type="simple" xlink:href="mailto:sr@michigan.gov">sr@michigan.gov</text:a>]</text:p>
                </text:list-item>
                <text:list-item>
                  <text:p text:style-name="P5">(nrn-manager)[email:rd@michigan.gov]</text:p>
                </text:list-item>
                <text:list-item>
                  <text:p text:style-name="P4"><text:span text:style-name="T2">(er-editor)[email:</text:span><text:a xlink:type="simple" xlink:href="mailto:smithj@yahoo.com"><text:span text:style-name="T2">smythj@yahoo.com</text:span></text:a><text:span text:style-name="T2">]</text:span></text:p>
                </text:list-item>
                <text:list-item>
                  <text:p text:style-name="P4"><text:span text:style-name="T2">(er-editor-proxy)[email:</text:span><text:a xlink:type="simple" xlink:href="mailto:johnsonm@yahoo.com"><text:span text:style-name="T2">johnsonm@yahoo.com</text:span></text:a><text:span text:style-name="T2">]</text:span></text:p>
                </text:list-item>
                <text:list-item>
                  <text:p text:style-name="P5">(er-reviewer)[email:<text:a xlink:type="simple" xlink:href="mailto:dt@michigan.gov">dt@michigan.gov</text:a>]</text:p>
                </text:list-item>
                <text:list-item>
                  <text:p text:style-name="P5">(er-approver)[email:<text:a xlink:type="simple" xlink:href="mailto:bc@michigan.gov">bc@michigan.gov</text:a>]</text:p>
                </text:list-item>
                <text:list-item>
                  <text:p text:style-name="P5">(er-manager)[email:rd@michigan.gov]</text:p>
                </text:list-item>
                <text:list-item>
                  <text:p text:style-name="P5">(er-help-desk)[email:<text:a xlink:type="simple" xlink:href="mailto:tt@michigan.gov">tt@michigan.gov</text:a>]</text:p>
                </text:list-item>
              </text:list>
            </text:list-item>
            <text:list-item>
              <text:p text:style-name="P5">Rules of Access</text:p>
              <text:list>
                <text:list-item>
                  <text:p text:style-name="P5">Each NRN must have an nrn-editor</text:p>
                </text:list-item>
                <text:list-item>
                  <text:p text:style-name="P5">Each ER must have an er-editor</text:p>
                </text:list-item>
                <text:list-item>
                  <text:p text:style-name="P5">An NRN does not always have an nrn-editor-proxy</text:p>
                </text:list-item>
                <text:list-item>
                  <text:p text:style-name="P5">An ER does not alway have an er-editor-proxy</text:p>
                </text:list-item>
                <text:list-item>
                  <text:p text:style-name="P5">Each NRN must have a nrn-manager</text:p>
                </text:list-item>
                <text:list-item>
                  <text:p text:style-name="P5">Each ER must have an er-manager </text:p>
                </text:list-item>
                <text:list-item>
                  <text:p text:style-name="P5">Each NRN must have at least one nrn-reviewer</text:p>
                </text:list-item>
                <text:list-item>
                  <text:p text:style-name="P5">Each ER must have at least one er-reviewer</text:p>
                  <text:p text:style-name="P5"/>
                </text:list-item>
              </text:list>
            </text:list-item>
            <text:list-item>
              <text:p text:style-name="P5">OLD-Access-Types [definition: Access-Types are required to process the pages]</text:p>
              <text:list>
                <text:list-item>
                  <text:p text:style-name="P4"><text:span text:style-name="T3">(guest) </text:span><text:span text:style-name="T2">[definition: (guest) is a role that gives minimum access to the public system. This level of access allows an actor to initiate the registration process.] [when: automatically][by-whom: automatically] [prerequisites: none]</text:span></text:p>
                </text:list-item>
                <text:list-item>
                  <text:p text:style-name="P4"><text:span text:style-name="T3">(registrant)</text:span><text:span text:style-name="T2"> [definition: (registrant) gives an actor minimum access to the public system to complete the registration process.][prerequisites: none]</text:span></text:p>
                </text:list-item>
                <text:list-item>
                  <text:p text:style-name="P4"><text:span text:style-name="T3">(nrn-editor) </text:span><text:span text:style-name="T2">[definition: (nrn-editor) gives a registant minimum access to initiate and complete one or more national register nominations. <text:s/>This role is assigned automatically when a registrant completes the registration process. In addition, this role can invite other registrants to assist with the preparation of specific nominations.][prerequisites: (registrant)]</text:span></text:p>
                </text:list-item>
                <text:list-item>
                  <text:p text:style-name="P4"><text:span text:style-name="T3">(nrn-editor-proxy) </text:span><text:span text:style-name="T2">[definition: (nrn-editor-proxy) gives a registrant minimum access to a specific national register nomination. <text:s/>This role is assigned by the (nrn-editor) via an invitation to work on the nomination. <text:s/>] [prerequisites: (registrant)]</text:span></text:p>
                </text:list-item>
                <text:list-item>
                  <text:p text:style-name="P4"><text:span text:style-name="T3">(er-editor) </text:span><text:span text:style-name="T2">[definition: (er-editor) gives a registrant minimum access to initiate and complete one or more environmental reviews. <text:s/>This role is <text:s/>assigned automatically when a registrant completes the registration process. <text:s/>In addition, ths role can invite other registrants to assist with the preparation of specific environmental reviews.] [prerequisites: (registrant)]</text:span></text:p>
                </text:list-item>
                <text:list-item>
                  <text:p text:style-name="P4"><text:span text:style-name="T3">(er-editor-proxy) </text:span><text:span text:style-name="T2">[definition: (er-editor-proxy) gives a registrant minimum access to a specific environmental review. <text:s/>This role is assigned by the (er-editor) via an invitation to work on the review.][prerequisites: (registrant)]</text:span></text:p>
                </text:list-item>
              </text:list>
            </text:list-item>
            <text:list-item>
              <text:p text:style-name="P5">Access-Types-Gov</text:p>
              <text:list>
                <text:list-item>
                  <text:p text:style-name="P8"><text:span text:style-name="T3">(gov-guest) </text:span><text:span text:style-name="T2">[definition: (gov-guest) gives actors minimum access to an isolated government system. <text:s/>This level of access allows an actor to initiate the registration process.]</text:span></text:p>
                </text:list-item>
                <text:list-item>
                  <text:p text:style-name="P8"><text:span text:style-name="T3">(gov-registrant)</text:span><text:span text:style-name="T2"> [definition: (gov-registrant) gives an actor minimum access to the govenment system to complete the registration process. This level of access is required for minimal map access.]</text:span></text:p>
                </text:list-item>
                <text:list-item>
                  <text:p text:style-name="P9"><text:span text:style-name="T4">(nrn-reviewer)</text:span>[definition: (nrn-reviewer) gives minimum access to review specific national register nominations. <text:s/>(nrn-reviewer) has access to read, prepare and reply to comments.]</text:p>
                </text:list-item>
                <text:list-item>
                  <text:p text:style-name="P9"><text:span text:style-name="T4">(nrn-approver)</text:span>[definition: ]</text:p>
                </text:list-item>
                <text:list-item>
                  <text:p text:style-name="P9"><text:span text:style-name="T4">(nrn-manager)</text:span>[definition: ]</text:p>
                </text:list-item>
                <text:list-item>
                  <text:p text:style-name="P9"><text:span text:style-name="T4">(nrn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9"><text:span text:style-name="T4">(er-reviewer)</text:span>[definition: ]</text:p>
                </text:list-item>
                <text:list-item>
                  <text:p text:style-name="P9"><text:span text:style-name="T4">(er-approver)</text:span>[definition: ]</text:p>
                </text:list-item>
                <text:list-item>
                  <text:p text:style-name="P9"><text:span text:style-name="T4">(er-manager)</text:span>[definition: ]</text:p>
                </text:list-item>
                <text:list-item>
                  <text:p text:style-name="P9"><text:span text:style-name="T4">(er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9"><text:span text:style-name="T4">(system-administrator)</text:span>[definition: (system-administrator) grants <text:s/>(nrn-manager) and (er-manager) roles.]</text:p>
                </text:list-item>
                <text:list-item>
                  <text:p text:style-name="P10"><text:span text:style-name="T4">(workflow-designer)</text:span>[definition: ]</text:p>
                </text:list-item>
              </text:list>
            </text:list-item>
            <text:list-item>
              <text:p text:style-name="P10"/>
            </text:list-item>
            <text:list-item>
              <text:p text:style-name="P5">Site-Types</text:p>
              <text:list>
                <text:list-item>
                  <text:p text:style-name="P5"><text:span text:style-name="T4">(public) </text:span>[definition: Public access point]</text:p>
                </text:list-item>
                <text:list-item>
                  <text:p text:style-name="P5"><text:span text:style-name="T4">(gov) </text:span>[definition: Protected access point for actors with proper privleges]</text:p>
                </text:list-item>
              </text:list>
            </text:list-item>
            <text:list-item>
              <text:p text:style-name="P5">Access-Types</text:p>
              <text:list>
                <text:list-item>
                  <text:p text:style-name="P5"><text:span text:style-name="T4">(guest) </text:span>[definition:]</text:p>
                </text:list-item>
                <text:list-item>
                  <text:p text:style-name="P5"><text:span text:style-name="T4">(registrant) </text:span>[definition: ]</text:p>
                </text:list-item>
              </text:list>
            </text:list-item>
            <text:list-item>
              <text:p text:style-name="P5">Process-Types</text:p>
              <text:list>
                <text:list-item>
                  <text:p text:style-name="P5">(NRN) [definition: ]</text:p>
                </text:list-item>
                <text:list-item>
                  <text:p text:style-name="P5">(ER) [defintion: ]</text:p>
                </text:list-item>
              </text:list>
            </text:list-item>
            <text:list-item>
              <text:p text:style-name="P5">Process-Role-Types</text:p>
              <text:list>
                <text:list-item>
                  <text:p text:style-name="P4"><text:span text:style-name="T2">(editor)</text:span></text:p>
                </text:list-item>
                <text:list-item>
                  <text:p text:style-name="P4"><text:span text:style-name="T2">(editor-proxy)</text:span></text:p>
                </text:list-item>
                <text:list-item>
                  <text:p text:style-name="P4"><text:span text:style-name="T2">(reviewer)</text:span><text:span text:style-name="T7">[definition: (reviewer) gives read only access to review specific process information. <text:s/>(reviewer) has create, read access to prepare and reply to comments.]</text:span></text:p>
                </text:list-item>
                <text:list-item>
                  <text:p text:style-name="P5">(approver)</text:p>
                </text:list-item>
                <text:list-item>
                  <text:p text:style-name="P5">(manager)</text:p>
                </text:list-item>
                <text:list-item>
                  <text:p text:style-name="P4"><text:span text:style-name="T2">(help-desk) </text:span><text:span text:style-name="T7">[definition: the (help-desk) role gives an actor the ability to see the system from the perspective of another registrant. <text:s/>This is meant to facilitate issue resolution via coordination via a phone conversation. <text:s/>(help-desk) cannot save]</text:span></text:p>
                  <text:p text:style-name="P5"/>
                </text:list-item>
              </text:list>
            </text:list-item>
            <text:list-item>
              <text:p text:style-name="P5">Mutually Exclusive Access by Actor</text:p>
              <text:list>
                <text:list-item>
                  <text:p text:style-name="P5">(guest)</text:p>
                </text:list-item>
                <text:list-item>
                  <text:p text:style-name="P5">(registrant)</text:p>
                </text:list-item>
                <text:list-item>
                  <text:p text:style-name="P5">(system-administrator)</text:p>
                  <text:p text:style-name="P5"/>
                </text:list-item>
              </text:list>
            </text:list-item>
            <text:list-item>
              <text:p text:style-name="P5">Access Senarios for a Single NRN</text:p>
              <text:list>
                <text:list-item>
                  <text:p text:style-name="P5">(registrant) [limit: 51]</text:p>
                </text:list-item>
                <text:list-item>
                  <text:p text:style-name="P5">(public)(registrant)(NRN)(editor) [limit: 1]</text:p>
                </text:list-item>
                <text:list-item>
                  <text:p text:style-name="P5">(nrn-editor-proxy)[limit: 50]</text:p>
                </text:list-item>
                <text:list-item>
                  <text:p text:style-name="P5">(gov-registrant)[limit: 51]</text:p>
                </text:list-item>
                <text:list-item>
                  <text:p text:style-name="P5">(nrn-manager) [limit: 1]</text:p>
                </text:list-item>
                <text:list-item>
                  <text:p text:style-name="P5">(nrn-reviewer) [limit: 50]</text:p>
                </text:list-item>
                <text:list-item>
                  <text:p text:style-name="P5">(nrn-approver) [limit:1]</text:p>
                </text:list-item>
              </text:list>
            </text:list-item>
          </text:list>
        </text:list-item>
      </text:list>
      <text:p text:style-name="P1"/>
      <text:list xml:id="list27250165" text:continue-numbering="true" text:style-name="L1">
        <text:list-item>
          <text:list>
            <text:list-item>
              <text:p text:style-name="P5">Access Senarios for a Single ER</text:p>
              <text:list>
                <text:list-item>
                  <text:p text:style-name="P5">(registrant) [limit: 51]</text:p>
                </text:list-item>
                <text:list-item>
                  <text:p text:style-name="P5">(er-editor) [limit: 1]</text:p>
                </text:list-item>
                <text:list-item>
                  <text:p text:style-name="P5">(er-editor-proxy)[limit: 50]</text:p>
                </text:list-item>
                <text:list-item>
                  <text:p text:style-name="P5">(gov-registrant)[limit: 51]</text:p>
                </text:list-item>
                <text:list-item>
                  <text:p text:style-name="P5">(er-manager) [limit: 1]</text:p>
                </text:list-item>
                <text:list-item>
                  <text:p text:style-name="P5">(er-reviewer) [limit: 50]</text:p>
                </text:list-item>
                <text:list-item>
                  <text:p text:style-name="P5">(er-approver) [limit:1]</text:p>
                  <text:p text:style-name="P5"/>
                </text:list-item>
              </text:list>
            </text:list-item>
            <text:list-item>
              <text:p text:style-name="P5">Expected-Actor-Access-Combinations</text:p>
              <text:list>
                <text:list-item>
                  <text:p text:style-name="P5">(public)(registrant)</text:p>
                </text:list-item>
                <text:list-item>
                  <text:p text:style-name="P4"><text:span text:style-name="T2">(public)(registrant)(NRN)(editor)</text:span></text:p>
                </text:list-item>
                <text:list-item>
                  <text:p text:style-name="P4"><text:span text:style-name="T2">(public)(registrant)(NRN)(editor-proxy)</text:span></text:p>
                </text:list-item>
                <text:list-item>
                  <text:p text:style-name="P4"><text:span text:style-name="T2">(public)(registrant)(ER)(editor)</text:span></text:p>
                </text:list-item>
                <text:list-item>
                  <text:p text:style-name="P4"><text:span text:style-name="T2">(public)(registrant)(ER)(editor-proxy)</text:span></text:p>
                </text:list-item>
                <text:list-item>
                  <text:p text:style-name="P4"><text:span text:style-name="T2">(gov)(registrant)</text:span></text:p>
                </text:list-item>
                <text:list-item>
                  <text:p text:style-name="P5">(gov)(registrant)(NRN)(manager)</text:p>
                </text:list-item>
                <text:list-item>
                  <text:p text:style-name="P5">(gov)(registrant)(NRN)(reviewer)</text:p>
                </text:list-item>
                <text:list-item>
                  <text:p text:style-name="P5">(gov)(registrant)(NRN)(approver)</text:p>
                </text:list-item>
                <text:list-item>
                  <text:p text:style-name="P5">(gov)(registrant)(NRN)(help-desk)</text:p>
                </text:list-item>
                <text:list-item>
                  <text:p text:style-name="P5">(gov)(registrant)(ER)(manager)</text:p>
                </text:list-item>
                <text:list-item>
                  <text:p text:style-name="P5">(gov)(registrant)(ER)(reviewer)</text:p>
                </text:list-item>
                <text:list-item>
                  <text:p text:style-name="P5">(gov)(registrant)(ER)(approver)</text:p>
                </text:list-item>
                <text:list-item>
                  <text:p text:style-name="P5">(gov)(registrant)(ER)(help-desk)</text:p>
                </text:list-item>
                <text:list-item>
                  <text:p text:style-name="P5">(gov)(registrant)(system-adminstrator)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>OLD-Expected-Actor-Access-Combinations</text:p>
              <text:list>
                <text:list-item>
                  <text:p text:style-name="P5">(registrant)</text:p>
                </text:list-item>
                <text:list-item>
                  <text:p text:style-name="P5">(registrant)(nrn-editor)</text:p>
                </text:list-item>
                <text:list-item>
                  <text:p text:style-name="P5">(registrant)(nrn-editor-proxy)</text:p>
                </text:list-item>
                <text:list-item>
                  <text:p text:style-name="P5">(registrant)(nrn-editor)(nrn-editor-proxy)</text:p>
                </text:list-item>
                <text:list-item>
                  <text:p text:style-name="P5">(registrant)(er-editor)</text:p>
                </text:list-item>
                <text:list-item>
                  <text:p text:style-name="P5">(registrant)(er-editor-proxy)</text:p>
                </text:list-item>
                <text:list-item>
                  <text:p text:style-name="P5">(registrant)(er-editor)(er-editor-proxy)</text:p>
                </text:list-item>
                <text:list-item>
                  <text:p text:style-name="P5">(registrant)(nrn-editor)(er-editor)</text:p>
                </text:list-item>
                <text:list-item>
                  <text:p text:style-name="P5">(registrant)(nrn-editor)(er-editor)(nrn-editor-proxy)</text:p>
                </text:list-item>
                <text:list-item>
                  <text:p text:style-name="P5">(registrant)(nrn-editor)(er-editor)(er-editor-proxy)</text:p>
                </text:list-item>
                <text:list-item>
                  <text:p text:style-name="P5">(registrant)(nrn-editor)(er-editor)(nrn-editor-proxy)(er-editor-proxy)</text:p>
                </text:list-item>
                <text:list-item>
                  <text:p text:style-name="P5">(gov-registrant)</text:p>
                </text:list-item>
                <text:list-item>
                  <text:p text:style-name="P5">(gov-registrant)(nrn-manager)</text:p>
                </text:list-item>
                <text:list-item>
                  <text:p text:style-name="P5">(gov-registrant)(nrn-reviewer)</text:p>
                </text:list-item>
                <text:list-item>
                  <text:p text:style-name="P5">(gov-registrant)(nrn-approver)</text:p>
                </text:list-item>
                <text:list-item>
                  <text:p text:style-name="P5">(gov-registrant)(nrn-help-desk)</text:p>
                </text:list-item>
                <text:list-item>
                  <text:p text:style-name="P5">(gov-registrant)(er-manager)</text:p>
                </text:list-item>
                <text:list-item>
                  <text:p text:style-name="P5">(gov-registrant)(er-reviewer)</text:p>
                </text:list-item>
                <text:list-item>
                  <text:p text:style-name="P5">(gov-registrant)(er-approver)</text:p>
                </text:list-item>
                <text:list-item>
                  <text:p text:style-name="P5">(gov-registrant)(er-help-desk)</text:p>
                </text:list-item>
                <text:list-item>
                  <text:p text:style-name="P5">(gov-registrant)(system-adminstrator)</text:p>
                </text:list-item>
                <text:list-item>
                  <text:p text:style-name="P5">(gov-registrant)(nrn-approver)(er-approver)</text:p>
                </text:list-item>
                <text:list-item>
                  <text:p text:style-name="P5">(gov-registrant)(nrn-reviewer)(er-reviewer)</text:p>
                </text:list-item>
              </text:list>
            </text:list-item>
            <text:list-item>
              <text:p text:style-name="P5"/>
            </text:list-item>
            <text:list-item>
              <text:p text:style-name="P5">Validate-Types</text:p>
              <text:list>
                <text:list-item>
                  <text:p text:style-name="P5">Character [format:AAA]</text:p>
                </text:list-item>
                <text:list-item>
                  <text:p text:style-name="P5">Numeric [format:NNNNNNNNNN]</text:p>
                </text:list-item>
                <text:list-item>
                  <text:p text:style-name="P5">OGC [format: ]</text:p>
                </text:list-item>
                <text:list-item>
                  <text:p text:style-name="P5">Phone [format: NNNNNNNNNN]</text:p>
                </text:list-item>
                <text:list-item>
                  <text:p text:style-name="P5">Street [AN]</text:p>
                </text:list-item>
                <text:list-item>
                  <text:p text:style-name="P5">City [format: AN]</text:p>
                </text:list-item>
                <text:list-item>
                  <text:p text:style-name="P5">Postal Code [format: NNNNN, NNNNNNNNN]</text:p>
                </text:list-item>
                <text:list-item>
                  <text:p text:style-name="P5">Datetime [format:]</text:p>
                </text:list-item>
              </text:list>
            </text:list-item>
            <text:list-item>
              <text:p text:style-name="P5">UI-Types</text:p>
              <text:list>
                <text:list-item>
                  <text:p text:style-name="P5">text</text:p>
                </text:list-item>
                <text:list-item>
                  <text:p text:style-name="P5">calendar</text:p>
                </text:list-item>
                <text:list-item>
                  <text:p text:style-name="P5">list</text:p>
                </text:list-item>
                <text:list-item>
                  <text:p text:style-name="P5">map</text:p>
                </text:list-item>
                <text:list-item>
                  <text:p text:style-name="P5">grid </text:p>
                </text:list-item>
                <text:list-item>
                  <text:p text:style-name="P5">label</text:p>
                </text:list-item>
              </text:list>
            </text:list-item>
            <text:list-item>
              <text:p text:style-name="P5">Button-Types</text:p>
              <text:list>
                <text:list-item>
                  <text:p text:style-name="P5">close-button</text:p>
                </text:list-item>
                <text:list-item>
                  <text:p text:style-name="P5">delete-button</text:p>
                </text:list-item>
                <text:list-item>
                  <text:p text:style-name="P5">edit-button</text:p>
                </text:list-item>
                <text:list-item>
                  <text:p text:style-name="P5">logout-button</text:p>
                </text:list-item>
                <text:list-item>
                  <text:p text:style-name="P5">new-button </text:p>
                </text:list-item>
                <text:list-item>
                  <text:p text:style-name="P5">save-button</text:p>
                </text:list-item>
                <text:list-item>
                  <text:p text:style-name="P5">goto-button [definition: take the user out of the current context to another.]</text:p>
                </text:list-item>
              </text:list>
            </text:list-item>
            <text:list-item>
              <text:p text:style-name="P5">Screen-Types</text:p>
              <text:list>
                <text:list-item>
                  <text:p text:style-name="P5">when no type is given then this means that the screen is a main/base screen</text:p>
                </text:list-item>
                <text:list-item>
                  <text:p text:style-name="P5">in-line [definition: in-line means to show the screen imbedded into the screen.]</text:p>
                </text:list-item>
                <text:list-item>
                  <text:p text:style-name="P5">overlay [definition: overly opens a screen in position over the existing screen.]</text:p>
                </text:list-item>
                <text:list-item>
                  <text:p text:style-name="P5">stub [definition: stub is a stand-in for another screen. ]</text:p>
                </text:list-item>
                <text:list-item>
                  <text:p text:style-name="P5">textblock [definition: shows a block of text ]</text:p>
                </text:list-item>
                <text:list-item>
                  <text:p text:style-name="P5">stand-alone [definition: an individual context]</text:p>
                </text:list-item>
              </text:list>
            </text:list-item>
            <text:list-item>
              <text:p text:style-name="P5">Display-Types</text:p>
              <text:list>
                <text:list-item>
                  <text:p text:style-name="P5">Date [format: MM-DD-YYYY]</text:p>
                </text:list-item>
                <text:list-item>
                  <text:p text:style-name="P5">Datetime [format: MM-DD-YYYY HH:MM:SS]</text:p>
                </text:list-item>
              </text:list>
            </text:list-item>
          </text:list>
          <text:p text:style-name="P5"/>
          <text:list text:continue-numbering="true">
            <text:list-header>
              <text:p text:style-name="P5"/>
            </text:list-header>
          </text:list>
        </text:list-item>
      </text:list>
      <text:p text:style-name="P1"/>
      <text:p text:style-name="P1"/>
      <text:list xml:id="list27247005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9DT15H16M18S</meta:editing-duration>
    <meta:editing-cycles>898</meta:editing-cycles>
    <meta:generator>OpenOffice.org/3.3$Win32 OpenOffice.org_project/330m20$Build-9567</meta:generator>
    <dc:date>2011-12-11T07:13:39.06</dc:date>
    <dc:creator>James Wilfong</dc:creator>
    <meta:document-statistic meta:table-count="0" meta:image-count="0" meta:object-count="0" meta:page-count="1" meta:paragraph-count="294" meta:word-count="2075" meta:character-count="27307"/>
    <meta:user-defined meta:name="Info 1"/>
    <meta:user-defined meta:name="Info 2"/>
    <meta:user-defined meta:name="Info 3"/>
    <meta:user-defined meta:name="Info 4"/>
  </office:meta>
</office:document-meta>
</file>